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fo:background-color="#fff200" style:font-size-asian="16pt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g Questions and Answers – Securing and persisting objects in Web Flows</text:p>
      <text:p text:style-name="P1">This set of Java Spring Multiple Choice Questions &amp; Answers (MCQs) focuses on “Securing and persisting objects in Web Flows”.</text:p>
      <text:p text:style-name="P1"/>
      <text:p text:style-name="P1">1. Element which secures web flows.</text:p>
      <text:p text:style-name="P2">a) secured</text:p>
      <text:p text:style-name="P1">b) security</text:p>
      <text:p text:style-name="P1">c) sec</text:p>
      <text:p text:style-name="P1">d) none of the mentioned</text:p>
      <text:p text:style-name="P1"/>
      <text:p text:style-name="P1"/>
      <text:p text:style-name="P1">2. To secure web flows with Spring Security.</text:p>
      <text:p text:style-name="P1">a) DelegatingFilter</text:p>
      <text:p text:style-name="P2">b) DelegatingFilterProxy</text:p>
      <text:p text:style-name="P1">c) DelegatingProxy</text:p>
      <text:p text:style-name="P1">d) None of the mentioned</text:p>
      <text:p text:style-name="P1"/>
      <text:p text:style-name="P1"/>
      <text:p text:style-name="P1">3. Group id to add spring security using Maven.</text:p>
      <text:p text:style-name="P1"/>
      <text:p text:style-name="P1">&lt;dependency&gt;</text:p>
      <text:p text:style-name="P1"><text:s text:c="3"/>&lt;groupId&gt;&lt;/groupId&gt;</text:p>
      <text:p text:style-name="P1"><text:s text:c="3"/>&lt;artifactId&gt;spring-security-core&lt;/artifactId&gt;</text:p>
      <text:p text:style-name="P1"><text:s text:c="3"/>&lt;version&gt;3.0.2.RELEASE&lt;/version&gt;</text:p>
      <text:p text:style-name="P1">&lt;/dependency&gt;</text:p>
      <text:p text:style-name="P1">a) org.springframework.secure</text:p>
      <text:p text:style-name="P2">b) org.springframework.security</text:p>
      <text:p text:style-name="P1">c) org.springframework.securedflow</text:p>
      <text:p text:style-name="P1">d) none of the mentioned</text:p>
      <text:p text:style-name="P1"/>
      <text:p text:style-name="P1"/>
      <text:p text:style-name="P1">4. auto-config provides only default form-based login service.</text:p>
      <text:p text:style-name="P1">a) True</text:p>
      <text:p text:style-name="P2">b) False</text:p>
      <text:p text:style-name="P1"/>
      <text:p text:style-name="P1"/>
      <text:p text:style-name="P1"/>
      <text:p text:style-name="P1"/>
      <text:p text:style-name="P1"><text:soft-page-break/>5. To enable Spring security for web flows.</text:p>
      <text:p text:style-name="P2">a) SecurityFlowExecutionListener</text:p>
      <text:p text:style-name="P1">b) SecurityFlowExecution</text:p>
      <text:p text:style-name="P1">c) FlowSecurity</text:p>
      <text:p text:style-name="P1">d) SecurityFlowListener</text:p>
      <text:p text:style-name="P1"/>
      <text:p text:style-name="P1"/>
      <text:p text:style-name="P1">6. Which of the following class should replace ‘?’.</text:p>
      <text:p text:style-name="P1"/>
      <text:p text:style-name="P1">&lt;beans ...&gt;</text:p>
      <text:p text:style-name="P1">...</text:p>
      <text:p text:style-name="P1"><text:s text:c="2"/>&lt;webflow:flow-executor id="flowExecutor"&gt;</text:p>
      <text:p text:style-name="P1"><text:s text:c="2"/>&lt;webflow:flow-execution-listeners&gt;</text:p>
      <text:p text:style-name="P1"><text:s text:c="2"/>&lt;webflow:listener ref="securityFlowExecutionListener" /&gt;</text:p>
      <text:p text:style-name="P1"><text:s text:c="2"/>&lt;/webflow:flow-execution-listeners&gt;</text:p>
      <text:p text:style-name="P1"><text:s text:c="2"/>&lt;/webflow:flow-executor&gt;</text:p>
      <text:p text:style-name="P1"><text:s text:c="2"/>&lt;bean id="securityFlowExecutionListener" class="?" /&gt;</text:p>
      <text:p text:style-name="P1">&lt;/beans&gt;</text:p>
      <text:p text:style-name="P1">a) org.springframework.webflow.security.SecurityFlow</text:p>
      <text:p text:style-name="P1">b) org.springframework.webflow.SecurityFlowExecutionListener</text:p>
      <text:p text:style-name="P2">c) org.springframework.webflow.security.SecurityFlowExecutionListener</text:p>
      <text:p text:style-name="P1">d) org.springframework.security.SecurityFlowExecutionListener</text:p>
      <text:p text:style-name="P1"/>
      <text:p text:style-name="P1"/>
      <text:p text:style-name="P1">7. Which attribute is used to access security element of web flow.</text:p>
      <text:p text:style-name="P1">a) attribute</text:p>
      <text:p text:style-name="P1">b) attributes-security</text:p>
      <text:p text:style-name="P2">c) attributes</text:p>
      <text:p text:style-name="P1">d) none of the mentioned</text:p>
      <text:p text:style-name="P1"/>
      <text:p text:style-name="P1"/>
      <text:p text:style-name="P1">8. Spring web flow supports integration with.</text:p>
      <text:p text:style-name="P1">a) JSF</text:p>
      <text:p text:style-name="P1">b) Hibernate</text:p>
      <text:p text:style-name="P1">c) JPA</text:p>
      <text:p text:style-name="P2">d) All of the mentioned</text:p>
      <text:p text:style-name="P1"/>
      <text:p text:style-name="P1"/>
      <text:p text:style-name="P1"/>
      <text:p text:style-name="P1"><text:soft-page-break/>9. To integrate JPA with Spring Web flows.</text:p>
      <text:p text:style-name="P2">a) JpaFlowExecutionListener</text:p>
      <text:p text:style-name="P1">b) HibernateFlowExecutionListener</text:p>
      <text:p text:style-name="P1">c) All of the mentioned</text:p>
      <text:p text:style-name="P1">d) None of the mentioned</text:p>
      <text:p text:style-name="P1"/>
      <text:p text:style-name="P1"/>
      <text:p text:style-name="P1">10. To integrate Hibernate with Spring Web flows.</text:p>
      <text:p text:style-name="P1">a) JpaFlowExecutionListener</text:p>
      <text:p text:style-name="P2">b) HibernateFlowExecutionListener</text:p>
      <text:p text:style-name="P1">c) All of the mentioned</text:p>
      <text:p text:style-name="P1">d) None of the mentioned</text:p>
      <text:p text:style-name="P1"/>
      <text:p text:style-name="P1"/>
      <text:p text:style-name="P1">11. HibernateFlowExecutionListener and JpaFlowExecutionListener both belongs to which of the package.</text:p>
      <text:p text:style-name="P1">a) org.springframework.web.persistence package</text:p>
      <text:p text:style-name="P1">b) org.springframework.persistence package</text:p>
      <text:p text:style-name="P1">c) org.springframework.webflow package package</text:p>
      <text:p text:style-name="P2">d) org.springframework.webflow.persistence package</text:p>
      <text:p text:style-name="P1"/>
      <text:p text:style-name="P1"/>
      <text:p text:style-name="P1">12. JpaFlowExecutionListener and Hibernate Listener binds to flow scope.</text:p>
      <text:p text:style-name="P2">a) True</text:p>
      <text:p text:style-name="P1">b) False</text:p>
      <text:p text:style-name="P1"/>
      <text:p text:style-name="P1"/>
      <text:p text:style-name="P1">13. Libraries used to integrate Hibernate with JPA.</text:p>
      <text:p text:style-name="P1">a) Hibernate 3</text:p>
      <text:p text:style-name="P1">b) Hibernate 3 Entity Manager</text:p>
      <text:p text:style-name="P1">c) JPA API</text:p>
      <text:p text:style-name="P2">d) All of the mentioned</text:p>
      <text:p text:style-name="P1"/>
      <text:p text:style-name="P1"/>
      <text:p text:style-name="P1">14. To configure JPA vendor-specific information.</text:p>
      <text:p text:style-name="P1">a) JPA vendor adaptor</text:p>
      <text:p text:style-name="P1">b) Data source</text:p>
      <text:p text:style-name="P2">c) All of the mentioned</text:p>
      <text:p text:style-name="P1">d) None of the mentioned</text:p>
      <text:p text:style-name="P1"><text:soft-page-break/>15. You have to register a flow execution listener in the flow executor.</text:p>
      <text:p text:style-name="P2">a) True</text:p>
      <text:p text:style-name="P1">b) Fals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20:36:28.408359537</meta:creation-date>
    <dc:date>2019-03-27T20:44:18.662035242</dc:date>
    <meta:editing-duration>PT4M2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4" meta:paragraph-count="85" meta:word-count="339" meta:character-count="2745" meta:non-whitespace-character-count="2469"/>
  </office:meta>
</office:document-meta>
</file>